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fo:color="#000000" style:font-name="Courier New" fo:font-size="11pt" style:font-name-asian="Courier New" style:font-size-asian="11pt" style:font-name-complex="Courier New" style:font-size-complex="11pt"/>
    </style:style>
    <style:style style:name="P2" style:family="paragraph" style:parent-style-name="Standard" style:list-style-name="L3">
      <style:paragraph-properties fo:text-align="start" style:justify-single-word="false" style:text-autospace="none"/>
      <style:text-properties fo:color="#000000" style:font-name="Courier New" fo:font-size="11pt" style:font-name-asian="Courier New" style:font-size-asian="11pt" style:font-name-complex="Courier New" style:font-size-complex="11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 style:family="paragraph" style:parent-style-name="Text_20_body" style:list-style-name="L2"/>
    <style:style style:name="P5" style:family="paragraph" style:parent-style-name="Text_20_body" style:list-style-name="L2">
      <style:text-properties fo:color="#000000" style:font-name="Courier New" fo:font-size="11pt" style:font-name-asian="Courier New" style:font-size-asian="11pt" style:font-name-complex="Courier New" style:font-size-complex="11pt"/>
    </style:style>
    <style:style style:name="P6" style:family="paragraph" style:parent-style-name="Text_20_body"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ticipantModel</text:h>
      <text:list xml:id="list28468036" text:style-name="L2">
        <text:list-item>
          <text:p text:style-name="P4">Laden von TN-Daten mit unterschiedlich vielen Zusätzen wie</text:p>
          <text:list>
            <text:list-item>
              <text:p text:style-name="P4">Badges</text:p>
            </text:list-item>
            <text:list-item>
              <text:p text:style-name="P4">ProfileID</text:p>
            </text:list-item>
            <text:list-item>
              <text:p text:style-name="P4">groupManager</text:p>
            </text:list-item>
            <text:list-item>
              <text:p text:style-name="P4">Bookings</text:p>
            </text:list-item>
            <text:list-item>
              <text:p text:style-name="P4">Accountancy</text:p>
            </text:list-item>
            <text:list-item>
              <text:p text:style-name="P4">History</text:p>
            </text:list-item>
          </text:list>
        </text:list-item>
        <text:list-item>
          <text:p text:style-name="P4">Operationen</text:p>
          <text:list>
            <text:list-item>
              <text:p text:style-name="P4">TN-Suche</text:p>
            </text:list-item>
            <text:list-item>
              <text:p text:style-name="P5">create</text:p>
            </text:list-item>
            <text:list-item>
              <text:p text:style-name="P5">createByProfiles</text:p>
            </text:list-item>
            <text:list-item>
              <text:p text:style-name="P5">update</text:p>
            </text:list-item>
            <text:list-item>
              <text:p text:style-name="P5">delete(Participant participant)</text:p>
            </text:list-item>
            <text:list-item>
              <text:p text:style-name="P5">delete(Long participantID)</text:p>
            </text:list-item>
            <text:list-item>
              <text:p text:style-name="P1">copy(</text:p>
            </text:list-item>
          </text:list>
        </text:list-item>
      </text:list>
      <text:p text:style-name="P3"><text:tab/><text:tab/>List&lt;PK&gt; participantPKs, </text:p>
      <text:p text:style-name="P3"><text:tab/><text:tab/>PK destEventPK,</text:p>
      <text:p text:style-name="P3"><text:tab/><text:tab/>ParticipantState participantState,</text:p>
      <text:p text:style-name="P3"><text:tab/><text:tab/>PK participantTypePK</text:p>
      <text:p text:style-name="P3"><text:tab/>)</text:p>
      <text:list xml:id="list28512025" text:style-name="L3">
        <text:list-item>
          <text:list>
            <text:list-item>
              <text:p text:style-name="P2">copyPersonDataFromProfile(PK participantPK)</text:p>
            </text:list-item>
          </text:list>
        </text:list-item>
        <text:list-item>
          <text:p text:style-name="P6">Am Ende der Operationen werden die Listener informiert. Diese benötigen unterschiedliche Infos über den TN. Einigen genügt der PK, andere benötigen noch den eventPK, wieder andere die Namensfelder.<text:line-break/>Je nach Operation stehen am Ende verschiedene TN-Daten bereit.<text:line-break/>Die Frage ist: Welche Daten sollen den Listenern zur Verfügung gestellt werden?</text:p>
        </text:list-item>
        <text:list-item>
          <text:p text:style-name="P6">Lösung: Die Listener erhalten nur die ID</text:p>
        </text:list-item>
        <text:list-item>
          <text:p text:style-name="P6">Weitere Daten müssen die Listener beim Model anfordern</text:p>
        </text:list-item>
        <text:list-item>
          <text:p text:style-name="P6">Das Model bietet hierzu eine Methode, getParticipant(Long id, ParticipantSettings settings) an. Das Model prüft, ob die Daten des angeforderten TN im Cache sind. Falls ja, proft es auch, ob alle angeforderten Settings enthalten sind. Falls nicht, erweitert es den Participant entspreche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cha Warning</meta:initial-creator>
    <meta:creation-date>2009-06-26T08:33:08.12</meta:creation-date>
    <meta:document-statistic meta:table-count="0" meta:image-count="0" meta:object-count="0" meta:page-count="1" meta:paragraph-count="26" meta:word-count="161" meta:character-count="1126"/>
    <dc:date>2009-06-26T15:54:19.43</dc:date>
    <dc:creator>Sacha Warning</dc:creator>
    <meta:editing-duration>PT06H35M49S</meta:editing-duration>
    <meta:editing-cycles>1</meta:editing-cycles>
    <meta:generator>OpenOffice.org/3.0$Win32 OpenOffice.org_project/300m9$Build-9358</meta:generator>
    <meta:user-defined meta:name="Info 1"/>
    <meta:user-defined meta:name="Info 2"/>
    <meta:user-defined meta:name="Info 3"/>
    <meta:user-defined meta:name="Info 4"/>
  </office:meta>
</office:document-meta>
</file>